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object_5f_box">
      <style:graphic-properties draw:textarea-horizontal-align="center" draw:textarea-vertical-align="middle"/>
    </style:style>
    <style:style style:name="gr2" style:family="graphic" style:parent-style-name="object_5f_arrow">
      <style:graphic-properties draw:marker-start="" draw:textarea-horizontal-align="center" draw:textarea-vertical-align="middle"/>
    </style:style>
    <style:style style:name="gr3" style:family="graphic" style:parent-style-name="object_5f_box">
      <style:graphic-properties draw:stroke="none" draw:fill="none" draw:textarea-horizontal-align="center" draw:textarea-vertical-align="middle"/>
    </style:style>
    <style:style style:name="gr4" style:family="graphic" style:parent-style-name="standard">
      <style:graphic-properties svg:stroke-width="0.051cm" svg:stroke-color="#000000" draw:marker-start-width="0.381cm" draw:marker-end-width="0.381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5" style:family="graphic" style:parent-style-name="object_5f_box">
      <style:graphic-properties draw:stroke="none" draw:fill="none" fo:min-height="0.713cm"/>
    </style:style>
    <style:style style:name="P1" style:family="paragraph">
      <style:paragraph-properties fo:margin-left="0cm" fo:margin-right="0cm" fo:margin-top="0cm" fo:margin-bottom="0.102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152cm" fo:text-align="center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margin-top="0cm" fo:margin-bottom="0.152cm" fo:text-align="center" fo:text-indent="0cm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style:text-position="-33% 58%" fo:font-weight="bold" style:font-weight-asian="bold" style:font-weight-complex="bold"/>
    </style:style>
    <style:style style:name="T4" style:family="text">
      <style:text-properties style:text-position="0% 100%" fo:font-weight="bold" style:font-weight-asian="bold" style:font-weight-complex="bold"/>
    </style:style>
    <style:style style:name="T5" style:family="text">
      <style:text-properties fo:font-style="normal"/>
    </style:style>
    <style:style style:name="T6" style:family="text">
      <style:text-properties fo:font-style="italic"/>
    </style:style>
    <style:style style:name="T7" style:family="text">
      <style:text-properties fo:font-style="normal" style:text-underline-style="none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style:style style:name="T10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0% 100%" fo:font-style="italic" style:text-underline-style="none"/>
    </style:style>
    <style:style style:name="T14" style:family="text">
      <style:text-properties style:text-position="33% 58%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2" draw:layer="layout" svg:width="6.985cm" svg:height="2.54cm" svg:x="18.771cm" svg:y="2.896cm">
          <text:p text:style-name="P1"><text:span text:style-name="T1">distance “</text:span><text:span text:style-name="T2">d</text:span><text:span text:style-name="T3">1</text:span><text:span text:style-name="T4">”</text:span>:</text:p>
          <text:p text:style-name="P1">atoms [1, 2] [3-5]<text:line-break/><text:span text:style-name="T5">(</text:span><text:span text:style-name="T6">C</text:span> = 1.0, <text:span text:style-name="T6">p</text:span> = 1)</text:p>
        </draw:rect>
        <draw:rect draw:style-name="gr1" draw:text-style-name="P2" draw:id="id1" draw:layer="layout" svg:width="5.715cm" svg:height="2.54cm" svg:x="11.216cm" svg:y="4.166cm">
          <text:p text:style-name="P3"><text:span text:style-name="T1">colvar “d”</text:span></text:p>
          <text:p text:style-name="P4"><text:span text:style-name="T7">(</text:span><text:span text:style-name="T6">d</text:span><text:span text:style-name="T8">1</text:span> - <text:span text:style-name="T6">d</text:span><text:span text:style-name="T8">2</text:span><text:span text:style-name="T9">)</text:span></text:p>
        </draw:rect>
        <draw:rect draw:style-name="gr1" draw:text-style-name="P2" draw:id="id3" draw:layer="layout" svg:width="6.985cm" svg:height="2.54cm" svg:x="18.771cm" svg:y="6.071cm">
          <text:p text:style-name="P1"><text:span text:style-name="T1">distance “</text:span><text:span text:style-name="T2">d</text:span><text:span text:style-name="T3">2</text:span><text:span text:style-name="T4">”</text:span>:</text:p>
          <text:p text:style-name="P4">atoms [7] [8-10]</text:p>
          <text:p text:style-name="P4"><text:span text:style-name="T5">(</text:span><text:span text:style-name="T6">C</text:span> = -1.0, <text:span text:style-name="T6">p</text:span> = 1)</text:p>
        </draw:rect>
        <draw:connector draw:style-name="gr2" draw:text-style-name="P2" draw:layer="layout" draw:line-skew="-0.223cm" svg:x1="16.931cm" svg:y1="5.436cm" svg:x2="18.771cm" svg:y2="4.166cm" draw:start-shape="id1" draw:end-shape="id2">
          <text:p/>
        </draw:connector>
        <draw:connector draw:style-name="gr2" draw:text-style-name="P2" draw:layer="layout" draw:line-skew="-0.223cm" svg:x1="16.931cm" svg:y1="5.436cm" svg:x2="18.771cm" svg:y2="7.341cm" draw:start-shape="id1" draw:start-glue-point="1" draw:end-shape="id3">
          <text:p/>
        </draw:connector>
        <draw:rect draw:style-name="gr1" draw:text-style-name="P4" draw:id="id4" draw:layer="layout" svg:width="5.715cm" svg:height="2.54cm" svg:x="11.216cm" svg:y="11.151cm">
          <text:p text:style-name="P3"><text:span text:style-name="T1">colvar “c”</text:span></text:p>
          <text:p text:style-name="P4">(<text:span text:style-name="T5">coord</text:span>)</text:p>
        </draw:rect>
        <draw:rect draw:style-name="gr1" draw:text-style-name="P2" draw:id="id5" draw:layer="layout" svg:width="6.985cm" svg:height="2.54cm" svg:x="18.771cm" svg:y="11.151cm">
          <text:p text:style-name="P1"><text:span text:style-name="T1">coord. num. “coord”</text:span>:</text:p>
          <text:p text:style-name="P4">atoms [1-10] [11-20]</text:p>
          <text:p text:style-name="P4">radius 6 <text:span text:style-name="T10">Å</text:span></text:p>
        </draw:rect>
        <draw:connector draw:style-name="gr2" draw:text-style-name="P2" draw:layer="layout" svg:x1="16.931cm" svg:y1="12.421cm" svg:x2="18.771cm" svg:y2="12.421cm" draw:start-shape="id4" draw:end-shape="id5">
          <text:p/>
        </draw:connector>
        <draw:rect draw:style-name="gr1" draw:text-style-name="P2" draw:id="id6" draw:layer="layout" svg:width="5.715cm" svg:height="2.54cm" svg:x="11.216cm" svg:y="16.231cm">
          <text:p text:style-name="P3"><text:span text:style-name="T1">colvar “alpha”</text:span></text:p>
          <text:p text:style-name="P3">(alpha)</text:p>
        </draw:rect>
        <draw:rect draw:style-name="gr1" draw:text-style-name="P2" draw:id="id7" draw:layer="layout" svg:width="6.985cm" svg:height="2.54cm" svg:x="18.771cm" svg:y="16.231cm">
          <text:p text:style-name="P1"><text:span text:style-name="T1">alpha helix “alpha”</text:span><text:span text:style-name="T11">:</text:span></text:p>
          <text:p text:style-name="P4">residues [1-10]</text:p>
        </draw:rect>
        <draw:connector draw:style-name="gr2" draw:text-style-name="P2" draw:layer="layout" svg:x1="16.931cm" svg:y1="17.501cm" svg:x2="18.771cm" svg:y2="17.501cm" draw:start-shape="id6" draw:end-shape="id7">
          <text:p/>
        </draw:connector>
        <draw:rect draw:style-name="gr1" draw:text-style-name="P2" draw:id="id8" draw:layer="layout" svg:width="6.985cm" svg:height="3.175cm" svg:x="1.626cm" svg:y="6.071cm">
          <text:p text:style-name="P3"><text:span text:style-name="T1">harmonic restraint</text:span><text:span text:style-name="T11">:</text:span></text:p>
          <text:p text:style-name="P4">½ <text:span text:style-name="T12">K</text:span> [ (d-d<text:span text:style-name="T8">0</text:span><text:span text:style-name="T9">(</text:span><text:span text:style-name="T13">t</text:span><text:span text:style-name="T9">)</text:span>)<text:span text:style-name="T14">2</text:span>/<text:span text:style-name="T12">w</text:span><text:span text:style-name="T8">d</text:span><text:span text:style-name="T14">2</text:span> +<text:line-break/> <text:s text:c="7"/>(c-c<text:span text:style-name="T8">0</text:span><text:span text:style-name="T9">(</text:span><text:span text:style-name="T13">t</text:span><text:span text:style-name="T9">)</text:span>)<text:span text:style-name="T14">2</text:span>/<text:span text:style-name="T12">w</text:span><text:span text:style-name="T8">c</text:span><text:span text:style-name="T14">2</text:span><text:span text:style-name="T9"> ]</text:span></text:p>
        </draw:rect>
        <draw:connector draw:style-name="gr2" draw:text-style-name="P2" draw:layer="layout" draw:line-skew="-0.033cm" svg:x1="8.611cm" svg:y1="7.658cm" svg:x2="11.216cm" svg:y2="5.436cm" draw:start-shape="id8" draw:end-shape="id1">
          <text:p/>
        </draw:connector>
        <draw:rect draw:style-name="gr1" draw:text-style-name="P2" draw:id="id9" draw:layer="layout" svg:width="6.985cm" svg:height="3.175cm" svg:x="1.626cm" svg:y="13.056cm">
          <text:p text:style-name="P3"><text:span text:style-name="T1">histogram</text:span>:</text:p>
          <text:p text:style-name="P3">(alpha, c)</text:p>
        </draw:rect>
        <draw:connector draw:style-name="gr2" draw:text-style-name="P2" draw:layer="layout" draw:line-skew="-0.033cm" svg:x1="8.611cm" svg:y1="14.643cm" svg:x2="11.216cm" svg:y2="17.501cm" draw:start-shape="id9" draw:end-shape="id6" draw:end-glue-point="3">
          <text:p/>
        </draw:connector>
        <draw:connector draw:style-name="gr2" draw:text-style-name="P2" draw:layer="layout" draw:line-skew="-0.279cm" svg:x1="8.611cm" svg:y1="7.658cm" svg:x2="11.183cm" svg:y2="11.907cm" draw:start-shape="id8">
          <text:p/>
        </draw:connector>
        <draw:connector draw:style-name="gr2" draw:text-style-name="P2" draw:layer="layout" draw:line-skew="-0.272cm" svg:x1="8.611cm" svg:y1="14.643cm" svg:x2="11.169cm" svg:y2="12.686cm" draw:start-shape="id9">
          <text:p/>
        </draw:connector>
        <draw:rect draw:style-name="gr3" draw:text-style-name="P2" draw:layer="layout" svg:width="5.715cm" svg:height="1.905cm" svg:x="10.516cm" svg:y="11.994cm">
          <text:p/>
        </draw:rect>
        <draw:rect draw:style-name="gr3" draw:text-style-name="P2" draw:layer="layout" svg:width="5.715cm" svg:height="1.905cm" svg:x="10.517cm" svg:y="10.895cm">
          <text:p/>
        </draw:rect>
        <draw:custom-shape draw:style-name="gr4" draw:text-style-name="P2" draw:layer="layout" svg:width="0.381cm" svg:height="6.858cm" draw:transform="rotate (-1.57097085972099) translate (8.457cm 2.016cm)">
          <text:p/>
          <draw:enhanced-geometry svg:viewBox="0 0 21600 21600" draw:glue-points="21600 0 0 10800 21600 21600" draw:text-areas="6350 ?f3 21600 ?f4" draw:type="left-bracket" draw:modifiers="1694.2411430237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2" draw:layer="layout" svg:width="0.381cm" svg:height="6.604cm" draw:transform="rotate (-1.57097085972099) translate (17.247cm 2.015cm)">
          <text:p/>
          <draw:enhanced-geometry svg:viewBox="0 0 21600 21600" draw:glue-points="21600 0 0 10800 21600 21600" draw:text-areas="6350 ?f3 21600 ?f4" draw:type="left-bracket" draw:modifiers="1694.2411430237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2" draw:layer="layout" svg:width="0.381cm" svg:height="7.239cm" draw:transform="rotate (-1.57097085972099) translate (25.883cm 2.015cm)">
          <text:p/>
          <draw:enhanced-geometry svg:viewBox="0 0 21600 21600" draw:glue-points="21600 0 0 10800 21600 21600" draw:text-areas="6350 ?f3 21600 ?f4" draw:type="left-bracket" draw:modifiers="1694.2411430237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5" draw:layer="layout" svg:width="3.038cm" svg:height="0.963cm" svg:x="3.377cm" svg:y="1.072cm">
          <draw:text-box>
            <text:p text:style-name="P5"><text:span text:style-name="T15">biases</text:span></text:p>
          </draw:text-box>
        </draw:frame>
        <draw:frame draw:style-name="gr5" draw:text-style-name="P5" draw:layer="layout" svg:width="3.038cm" svg:height="0.963cm" svg:x="12.531cm" svg:y="1.072cm">
          <draw:text-box>
            <text:p text:style-name="P5"><text:span text:style-name="T15">colvars</text:span></text:p>
          </draw:text-box>
        </draw:frame>
        <draw:frame draw:style-name="gr5" draw:text-style-name="P5" draw:layer="layout" svg:width="4.953cm" svg:height="0.963cm" svg:x="19.83cm" svg:y="1.099cm">
          <draw:text-box>
            <text:p text:style-name="P5"><text:span text:style-name="T15">compon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5f_box" style:display-name="object_box" style:family="graphic" style:parent-style-name="standard">
      <style:graphic-properties draw:stroke-dash="Dash_20_2" svg:stroke-width="0.051cm" draw:marker-start-width="0.381cm" draw:marker-end-width="0.381cm" draw:fill-color="#cccccc" draw:fill-gradient-name="Gradient_20_7" draw:fill-hatch-name="Hatch_20_1" draw:fill-image-name="Bitmape_20_1" draw:fill-image-width="0cm" draw:fill-image-height="0cm" draw:shadow-offset-x="0.305cm" draw:shadow-offset-y="0.305cm"/>
    </style:style>
    <style:style style:name="object_5f_arrow" style:display-name="object_arrow" style:family="graphic" style:parent-style-name="objectwitharrow">
      <style:graphic-properties draw:stroke-dash="Dash_20_2" svg:stroke-width="0.051cm" draw:marker-start-width="0.559cm" draw:marker-end="Arrow" draw:marker-end-width="0.559cm" draw:fill-gradient-name="Gradient_20_7" draw:fill-hatch-name="Hatch_20_1" draw:fill-image-name="Bitmape_20_1" draw:shadow-offset-x="0.305cm" draw:shadow-offset-y="0.305cm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Giacomo Fiorin</meta:initial-creator>
    <meta:creation-date>2008-05-19T16:26:09</meta:creation-date>
    <dc:creator>Jerome Henin</dc:creator>
    <dc:date>2008-05-21T21:01:50</dc:date>
    <dc:language>en-US</dc:language>
    <meta:editing-cycles>9</meta:editing-cycles>
    <meta:editing-duration>PT1H31M48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